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cm" fo:margin-left="0cm" table:align="left" style:writing-mode="lr-tb"/>
    </style:style>
    <style:style style:name="Tabela1.A" style:family="table-column">
      <style:table-column-properties style:column-width="2.381cm"/>
    </style:style>
    <style:style style:name="Tabela1.B" style:family="table-column">
      <style:table-column-properties style:column-width="1.508cm"/>
    </style:style>
    <style:style style:name="Tabela1.C" style:family="table-column">
      <style:table-column-properties style:column-width="10.114cm"/>
    </style:style>
    <style:style style:name="Tabela1.D" style:family="table-column">
      <style:table-column-properties style:column-width="2.997cm"/>
    </style:style>
    <style:style style:name="Tabela1.A1" style:family="table-cell">
      <style:table-cell-properties style:vertical-align="top" fo:background-color="#6d9eeb" fo:padding-left="0.079cm" fo:padding-right="0.097cm" fo:padding-top="0.097cm" fo:padding-bottom="0.097cm" fo:border="1pt solid #000000">
        <style:background-image/>
      </style:table-cell-properties>
    </style:style>
    <style:style style:name="Tabela1.A2" style:family="table-cell">
      <style:table-cell-properties style:vertical-align="top" fo:background-color="#ffffff" fo:padding-left="0.159cm" fo:padding-right="0.176cm" fo:padding-top="0.176cm" fo:padding-bottom="0.176cm" fo:border="1pt solid #000000">
        <style:background-image/>
      </style:table-cell-properties>
    </style:style>
    <style:style style:name="Tabela1.A8" style:family="table-cell">
      <style:table-cell-properties style:vertical-align="top" fo:background-color="#ffffff" fo:padding-left="0.079cm" fo:padding-right="0.097cm" fo:padding-top="0.097cm" fo:padding-bottom="0.097cm" fo:border="1pt solid #000000">
        <style:background-image/>
      </style:table-cell-properties>
    </style:style>
    <style:style style:name="Tabela2" style:family="table">
      <style:table-properties style:width="17cm" fo:margin-left="0cm" table:align="left" style:writing-mode="lr-tb"/>
    </style:style>
    <style:style style:name="Tabela2.A" style:family="table-column">
      <style:table-column-properties style:column-width="17cm"/>
    </style:style>
    <style:style style:name="Tabela2.A1" style:family="table-cell">
      <style:table-cell-properties style:vertical-align="top" fo:background-color="#c0c0c0" fo:padding-left="0.079cm" fo:padding-right="0.097cm" fo:padding-top="0.097cm" fo:padding-bottom="0.097cm" fo:border="1pt solid #000000">
        <style:background-image/>
      </style:table-cell-properties>
    </style:style>
    <style:style style:name="Tabela3" style:family="table">
      <style:table-properties style:width="17cm" fo:margin-left="0cm" table:align="left" style:writing-mode="lr-tb"/>
    </style:style>
    <style:style style:name="Tabela3.A" style:family="table-column">
      <style:table-column-properties style:column-width="17cm"/>
    </style:style>
    <style:style style:name="Tabela3.A1" style:family="table-cell">
      <style:table-cell-properties style:vertical-align="top" fo:background-color="#b45f06" fo:padding-left="0.088cm" fo:padding-right="0.106cm" fo:padding-top="0.106cm" fo:padding-bottom="0.106cm" fo:border="1pt solid #000000">
        <style:background-image/>
      </style:table-cell-properties>
    </style:style>
    <style:style style:name="Tabela4" style:family="table">
      <style:table-properties style:width="17cm" fo:margin-left="0cm" table:align="left" style:writing-mode="lr-tb"/>
    </style:style>
    <style:style style:name="Tabela4.A" style:family="table-column">
      <style:table-column-properties style:column-width="17cm"/>
    </style:style>
    <style:style style:name="Tabela4.A1" style:family="table-cell">
      <style:table-cell-properties style:vertical-align="top" fo:background-color="#c0c0c0" fo:padding-left="0.079cm" fo:padding-right="0.097cm" fo:padding-top="0.097cm" fo:padding-bottom="0.097cm" fo:border="1pt solid #000000">
        <style:background-image/>
      </style:table-cell-properties>
    </style:style>
    <style:style style:name="Tabela5" style:family="table">
      <style:table-properties style:width="17cm" fo:margin-left="0cm" table:align="left" style:writing-mode="lr-tb"/>
    </style:style>
    <style:style style:name="Tabela5.A" style:family="table-column">
      <style:table-column-properties style:column-width="17cm"/>
    </style:style>
    <style:style style:name="Tabela5.A1" style:family="table-cell">
      <style:table-cell-properties style:vertical-align="top" fo:background-color="#c0c0c0" fo:padding-left="0.079cm" fo:padding-right="0.097cm" fo:padding-top="0.097cm" fo:padding-bottom="0.097cm" fo:border="1pt solid #000000">
        <style:background-image/>
      </style:table-cell-properties>
    </style:style>
    <style:style style:name="Tabela6" style:family="table">
      <style:table-properties style:width="17cm" fo:margin-left="0cm" fo:break-before="page" table:align="left" style:writing-mode="lr-tb"/>
    </style:style>
    <style:style style:name="Tabela6.A" style:family="table-column">
      <style:table-column-properties style:column-width="17cm"/>
    </style:style>
    <style:style style:name="Tabela6.A1" style:family="table-cell">
      <style:table-cell-properties style:vertical-align="top" fo:background-color="#c0c0c0" fo:padding-left="0.079cm" fo:padding-right="0.097cm" fo:padding-top="0.097cm" fo:padding-bottom="0.097cm" fo:border="1pt solid #000000">
        <style:background-image/>
      </style:table-cell-properties>
    </style:style>
    <style:style style:name="Tabela7" style:family="table">
      <style:table-properties style:width="17cm" fo:margin-left="0cm" table:align="left" style:writing-mode="lr-tb"/>
    </style:style>
    <style:style style:name="Tabela7.A" style:family="table-column">
      <style:table-column-properties style:column-width="17cm"/>
    </style:style>
    <style:style style:name="Tabela7.A1" style:family="table-cell">
      <style:table-cell-properties style:vertical-align="top" fo:background-color="#c0c0c0" fo:padding-left="0.079cm" fo:padding-right="0.097cm" fo:padding-top="0.097cm" fo:padding-bottom="0.097cm" fo:border="1pt solid #000000">
        <style:background-image/>
      </style:table-cell-properties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end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text-align="justify" style:justify-single-word="false" fo:break-before="auto" fo:break-after="auto" style:writing-mode="lr-tb"/>
    </style:style>
    <style:style style:name="P5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6pt" style:font-size-asian="16pt" style:font-size-complex="16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break-before="auto" fo:break-after="auto" style:writing-mode="lr-tb"/>
    </style:style>
    <style:style style:name="P9" style:family="paragraph" style:parent-style-name="Standard">
      <style:paragraph-properties fo:line-height="150%" fo:text-align="center" style:justify-single-word="false" fo:break-before="auto" fo:break-after="auto" style:writing-mode="lr-tb"/>
    </style:style>
    <style:style style:name="P10" style:family="paragraph" style:parent-style-name="Standard">
      <style:paragraph-properties fo:line-height="150%" fo:text-align="end" style:justify-single-word="false" fo:break-before="auto" fo:break-after="auto" style:writing-mode="lr-tb"/>
    </style:style>
    <style:style style:name="P11" style:family="paragraph" style:parent-style-name="Standard">
      <style:paragraph-properties fo:line-height="150%" fo:text-align="justify" style:justify-single-word="false" fo:break-before="auto" fo:break-after="auto" style:writing-mode="lr-tb"/>
    </style:style>
    <style:style style:name="P12" style:family="paragraph" style:parent-style-name="Standard">
      <style:paragraph-properties fo:line-height="150%" fo:text-align="center" style:justify-single-word="false" fo:break-before="auto" fo:break-after="auto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00%" fo:break-before="auto" fo:break-after="auto" style:writing-mode="lr-tb"/>
      <style:text-properties fo:color="#800000"/>
    </style:style>
    <style:style style:name="P14" style:family="paragraph" style:parent-style-name="Standard">
      <style:paragraph-properties fo:line-height="100%" fo:text-align="end" style:justify-single-word="false" fo:break-before="auto" fo:break-after="auto" style:writing-mode="lr-tb"/>
      <style:text-properties fo:color="#800000"/>
    </style:style>
    <style:style style:name="P15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color="#800000"/>
    </style:style>
    <style:style style:name="P16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color="#800000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21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1.27cm" style:auto-text-indent="false" fo:break-before="auto" fo:break-after="auto" style:writing-mode="lr-tb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7cm" style:auto-text-indent="false" fo:break-before="auto" fo:break-after="auto" style:writing-mode="lr-tb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7cm" style:auto-text-indent="false" fo:break-before="page" style:writing-mode="lr-tb"/>
    </style:style>
    <style:style style:name="P25" style:family="paragraph" style:parent-style-name="Standard">
      <style:paragraph-properties fo:line-height="100%" fo:break-before="page" style:writing-mode="lr-tb"/>
      <style:text-properties fo:color="#800000"/>
    </style:style>
    <style:style style:name="P26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27" style:family="paragraph" style:parent-style-name="Standard" style:master-page-name="Standard">
      <style:paragraph-properties fo:line-height="100%" style:page-number="auto" fo:break-before="auto" fo:break-after="auto" style:writing-mode="lr-tb">
        <style:tab-stops>
          <style:tab-stop style:position="8.414cm"/>
        </style:tab-stops>
      </style:paragraph-properties>
    </style:style>
    <style:style style:name="P28" style:family="paragraph" style:parent-style-name="Standard">
      <style:paragraph-properties fo:line-height="100%" fo:break-before="auto" fo:break-after="auto" style:writing-mode="lr-tb"/>
    </style:style>
    <style:style style:name="P29" style:family="paragraph" style:parent-style-name="Standard">
      <style:paragraph-properties fo:line-height="100%" fo:text-align="justify" style:justify-single-word="false" fo:break-before="auto" fo:break-after="auto" style:writing-mode="lr-tb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32" style:family="paragraph" style:parent-style-name="Standard" style:list-style-name="LS1">
      <style:paragraph-properties fo:margin-top="0cm" fo:margin-bottom="0cm" style:contextual-spacing="false" fo:line-height="100%" fo:break-before="auto" fo:break-after="auto" style:writing-mode="lr-tb"/>
    </style:style>
    <style:style style:name="P33" style:family="paragraph" style:parent-style-name="Standard">
      <style:paragraph-properties fo:line-height="100%" style:writing-mode="lr-tb"/>
    </style:style>
    <style:style style:name="P34" style:family="paragraph" style:parent-style-name="Standard">
      <style:paragraph-properties fo:line-height="100%" fo:text-align="justify" style:justify-single-word="false" style:writing-mode="lr-tb"/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fo:color="#000000" style:text-line-through-style="none" style:font-name="Times New Roman" fo:font-size="14pt" fo:font-style="normal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6" style:family="text">
      <style:text-properties fo:color="#800000"/>
    </style:style>
    <style:style style:name="T7" style:family="text">
      <style:text-properties fo:color="#ff6600"/>
    </style:style>
    <style:style style:name="T8" style:family="text">
      <style:text-properties fo:color="#00cc0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1bfef" style:font-weight-asian="bold" style:font-weight-complex="bold"/>
    </style:style>
    <style:style style:name="T11" style:family="text">
      <style:text-properties fo:color="#808019"/>
    </style:style>
    <style:style style:name="T12" style:family="text">
      <style:text-properties officeooo:rsid="0001bfef"/>
    </style:style>
    <style:style style:name="T1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1">Documento de Requisitos</text:span></text:p>
      <text:p text:style-name="P6"/>
      <text:p text:style-name="P3"><text:span text:style-name="T2">Minha Casa</text:span></text:p>
      <text:p text:style-name="P7"/>
      <text:p text:style-name="P3">Versão – 0.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3"/>
      <text:p text:style-name="P33"/>
      <text:p text:style-name="P3"><text:soft-page-break/><text:span text:style-name="T3">Histórico de Alteraçõe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0">Data</text:p>
          </table:table-cell>
          <table:table-cell table:style-name="Tabela1.A1" office:value-type="string">
            <text:p text:style-name="P30">Versão</text:p>
          </table:table-cell>
          <table:table-cell table:style-name="Tabela1.A1" office:value-type="string">
            <text:p text:style-name="P30">Descrição</text:p>
          </table:table-cell>
          <table:table-cell table:style-name="Tabela1.A1" office:value-type="string">
            <text:p text:style-name="P30">Autor</text:p>
          </table:table-cell>
        </table:table-row>
        <table:table-row>
          <table:table-cell table:style-name="Tabela1.A2" office:value-type="string">
            <text:p text:style-name="P19">20/12/13</text:p>
          </table:table-cell>
          <table:table-cell table:style-name="Tabela1.A2" office:value-type="string">
            <text:p text:style-name="P19">0.1</text:p>
          </table:table-cell>
          <table:table-cell table:style-name="Tabela1.A2" office:value-type="string">
            <text:p text:style-name="P17"><text:span text:style-name="T4">Criação do Documento</text:span></text:p>
          </table:table-cell>
          <table:table-cell table:style-name="Tabela1.A2" office:value-type="string">
            <text:p text:style-name="P17"><text:span text:style-name="T4">Diego Correa</text:span></text:p>
          </table:table-cell>
        </table:table-row>
        <table:table-row>
          <table:table-cell table:style-name="Tabela1.A2" office:value-type="string">
            <text:p text:style-name="P19">20/12/13</text:p>
          </table:table-cell>
          <table:table-cell table:style-name="Tabela1.A2" office:value-type="string">
            <text:p text:style-name="P19">0.1</text:p>
          </table:table-cell>
          <table:table-cell table:style-name="Tabela1.A2" office:value-type="string">
            <text:p text:style-name="P17"><text:span text:style-name="T4">Inserção dos R/F01 a R/F21</text:span></text:p>
          </table:table-cell>
          <table:table-cell table:style-name="Tabela1.A2" office:value-type="string">
            <text:p text:style-name="P17"><text:span text:style-name="T4">Diego Correa</text:span></text:p>
          </table:table-cell>
        </table:table-row>
        <table:table-row>
          <table:table-cell table:style-name="Tabela1.A2" office:value-type="string">
            <text:p text:style-name="P19">30/12/13</text:p>
          </table:table-cell>
          <table:table-cell table:style-name="Tabela1.A2" office:value-type="string">
            <text:p text:style-name="P19">0.1</text:p>
          </table:table-cell>
          <table:table-cell table:style-name="Tabela1.A2" office:value-type="string">
            <text:p text:style-name="P17"><text:span text:style-name="T4">Revisão do documento e inserção dos R/F22 e R/F23</text:span></text:p>
          </table:table-cell>
          <table:table-cell table:style-name="Tabela1.A2" office:value-type="string">
            <text:p text:style-name="P17"><text:span text:style-name="T4">João Victor</text:span></text:p>
          </table:table-cell>
        </table:table-row>
        <table:table-row>
          <table:table-cell table:style-name="Tabela1.A2" office:value-type="string">
            <text:p text:style-name="P19">05/02/13</text:p>
          </table:table-cell>
          <table:table-cell table:style-name="Tabela1.A2" office:value-type="string">
            <text:p text:style-name="P19">0.1</text:p>
          </table:table-cell>
          <table:table-cell table:style-name="Tabela1.A2" office:value-type="string">
            <text:p text:style-name="P17"><text:span text:style-name="T4">Revisão do Documento</text:span></text:p>
          </table:table-cell>
          <table:table-cell table:style-name="Tabela1.A2" office:value-type="string">
            <text:p text:style-name="P17"><text:span text:style-name="T4">Diego Corrêa</text:span></text:p>
          </table:table-cell>
        </table:table-row>
        <table:table-row>
          <table:table-cell table:style-name="Tabela1.A2" office:value-type="string">
            <text:p text:style-name="P19">06/02/13</text:p>
          </table:table-cell>
          <table:table-cell table:style-name="Tabela1.A2" office:value-type="string">
            <text:p text:style-name="P19">0.2</text:p>
          </table:table-cell>
          <table:table-cell table:style-name="Tabela1.A2" office:value-type="string">
            <text:p text:style-name="P17"><text:span text:style-name="T4">Mudança na ordem dos requisitos, troca de seus codigos e adição de novos requisitos até o R/F27</text:span></text:p>
          </table:table-cell>
          <table:table-cell table:style-name="Tabela1.A2" office:value-type="string">
            <text:p text:style-name="P17"><text:span text:style-name="T4">Diego Corrêa</text:span></text:p>
          </table:table-cell>
        </table:table-row>
        <table:table-row>
          <table:table-cell table:style-name="Tabela1.A2" office:value-type="string">
            <text:p text:style-name="P19">14/02/13</text:p>
          </table:table-cell>
          <table:table-cell table:style-name="Tabela1.A2" office:value-type="string">
            <text:p text:style-name="P19">0.3</text:p>
          </table:table-cell>
          <table:table-cell table:style-name="Tabela1.A2" office:value-type="string">
            <text:p text:style-name="P17"><text:span text:style-name="T4">Adição do Requisito RN/02 e R/F28</text:span></text:p>
          </table:table-cell>
          <table:table-cell table:style-name="Tabela1.A2" office:value-type="string">
            <text:p text:style-name="P17"><text:span text:style-name="T4">João Victor</text:span></text:p>
          </table:table-cell>
        </table:table-row>
        <table:table-row>
          <table:table-cell table:style-name="Tabela1.A8" office:value-type="string">
            <text:p text:style-name="P19"/>
          </table:table-cell>
          <table:table-cell table:style-name="Tabela1.A8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</table:table-row>
        <table:table-row>
          <table:table-cell table:style-name="Tabela1.A8" office:value-type="string">
            <text:p text:style-name="P19"/>
          </table:table-cell>
          <table:table-cell table:style-name="Tabela1.A8" office:value-type="string">
            <text:p text:style-name="P19"/>
          </table:table-cell>
          <table:table-cell table:style-name="Tabela1.A8" office:value-type="string">
            <text:p text:style-name="P19"/>
          </table:table-cell>
          <table:table-cell table:style-name="Tabela1.A8" office:value-type="string">
            <text:p text:style-name="P19"/>
          </table:table-cell>
        </table:table-row>
        <table:table-row>
          <table:table-cell table:style-name="Tabela1.A8" office:value-type="string">
            <text:p text:style-name="P19"/>
          </table:table-cell>
          <table:table-cell table:style-name="Tabela1.A8" office:value-type="string">
            <text:p text:style-name="P19"/>
          </table:table-cell>
          <table:table-cell table:style-name="Tabela1.A8" office:value-type="string">
            <text:p text:style-name="P19"/>
          </table:table-cell>
          <table:table-cell table:style-name="Tabela1.A8" office:value-type="string">
            <text:p text:style-name="P19"/>
          </table:table-cell>
        </table:table-row>
        <table:table-row>
          <table:table-cell table:style-name="Tabela1.A8" office:value-type="string">
            <text:p text:style-name="P19"/>
          </table:table-cell>
          <table:table-cell table:style-name="Tabela1.A8" office:value-type="string">
            <text:p text:style-name="P19"/>
          </table:table-cell>
          <table:table-cell table:style-name="Tabela1.A8" office:value-type="string">
            <text:p text:style-name="P19"/>
          </table:table-cell>
          <table:table-cell table:style-name="Tabela1.A8" office:value-type="string">
            <text:p text:style-name="P19"/>
          </table:table-cell>
        </table:table-row>
        <table:table-row>
          <table:table-cell table:style-name="Tabela1.A8" office:value-type="string">
            <text:p text:style-name="P19"/>
          </table:table-cell>
          <table:table-cell table:style-name="Tabela1.A8" office:value-type="string">
            <text:p text:style-name="P19"/>
          </table:table-cell>
          <table:table-cell table:style-name="Tabela1.A8" office:value-type="string">
            <text:p text:style-name="P19"/>
          </table:table-cell>
          <table:table-cell table:style-name="Tabela1.A8" office:value-type="string">
            <text:p text:style-name="P19"/>
          </table:table-cell>
        </table:table-row>
        <table:table-row>
          <table:table-cell table:style-name="Tabela1.A8" office:value-type="string">
            <text:p text:style-name="P19"/>
          </table:table-cell>
          <table:table-cell table:style-name="Tabela1.A8" office:value-type="string">
            <text:p text:style-name="P19"/>
          </table:table-cell>
          <table:table-cell table:style-name="Tabela1.A8" office:value-type="string">
            <text:p text:style-name="P19"/>
          </table:table-cell>
          <table:table-cell table:style-name="Tabela1.A8" office:value-type="string">
            <text:p text:style-name="P1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3"/>
      <text:p text:style-name="P33"/>
      <text:p text:style-name="P33"/>
      <text:p text:style-name="P1"/>
      <table:table table:name="Tabela2" table:style-name="Tabela2">
        <table:table-column table:style-name="Tabela2.A"/>
        <text:soft-page-break/>
        <table:table-row>
          <table:table-cell table:style-name="Tabela2.A1" office:value-type="string">
            <text:p text:style-name="P18"><text:span text:style-name="T5">1. Introdução</text:span></text:p>
          </table:table-cell>
        </table:table-row>
      </table:table>
      <text:p text:style-name="P1"/>
      <text:p text:style-name="P4"><text:tab/>Este documento especifica os requisitos do sistema Minha Casa, fornecendo os requisitos que o sistema deverá atender.</text:p>
      <text:p text:style-name="P22">Por convenção, a referência a requisitos é feita através do nome do requisito, seguido do identificador do requisito, de acordo com a especificação a seguir:</text:p>
      <text:p text:style-name="P22">[Código do requisito - Nome do requisito];</text:p>
      <text:p text:style-name="P21"/>
      <text:p text:style-name="P1">O código dos requisitos são classificados da seguinte forma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0"><text:span text:style-name="T4">R/F XX → Requisito Funcional</text:span></text:p>
          </table:table-cell>
        </table:table-row>
        <table:table-row>
          <table:table-cell table:style-name="Tabela3.A1" office:value-type="string">
            <text:p text:style-name="P20"><text:span text:style-name="T4">R/NF XX → Requisito não Funcional</text:span></text:p>
          </table:table-cell>
        </table:table-row>
      </table:table>
      <text:p text:style-name="P1"/>
      <text:p text:style-name="P1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8"><text:span text:style-name="T5">2- Descrição do sistema</text:span></text:p>
          </table:table-cell>
        </table:table-row>
      </table:table>
      <text:p text:style-name="P1"/>
      <text:p text:style-name="P4"><text:tab/>O sistema se destina a dar controle dos dispositivos e aparelhos elétricos aa casa aos usuários. Aparelhos como: Lampada Eletrica, Geladeira, Fogão, Maquina de Lavar, cafeteira e outros. Dando uma melhor comodidade ao usuário, pois ele poderá saber que luzes estão acessas e então poder desliga-las, quais aparelhos estão funcionando no momento ou quais ele quer que funcione agora ou funcione em um tempo determinado por ele. Criando assim uma tecnologia mais perto do dia a di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4"/>
      <text:p text:style-name="P34"/>
      <text:p text:style-name="P4"/>
      <text:p text:style-name="P4"/>
      <text:p text:style-name="P4"/>
      <table:table table:name="Tabela5" table:style-name="Tabela5">
        <table:table-column table:style-name="Tabela5.A"/>
        <text:soft-page-break/>
        <table:table-row>
          <table:table-cell table:style-name="Tabela5.A1" office:value-type="string">
            <text:p text:style-name="P18"><text:span text:style-name="T5">3-Requisitos Funcionais</text:span></text:p>
          </table:table-cell>
        </table:table-row>
      </table:table>
      <text:p text:style-name="P23"/>
      <text:p text:style-name="P23">Esta seção do documento apresenta os requisitos funcionais da aplicação e as suas prioridades. As prioridades são três:<text:span text:style-name="T6"> Alta</text:span> (essencial),<text:span text:style-name="T7"> Media</text:span> (relevante),<text:span text:style-name="T8"> Baixa</text:span> (desejável).</text:p>
      <text:p text:style-name="P23"/>
      <text:p text:style-name="P9"><text:span text:style-name="T9">R/F01 – Manter Uma Casa</text:span></text:p>
      <text:p text:style-name="P10">Prioridade:<text:span text:style-name="T6"> Alta</text:span>.</text:p>
      <text:p text:style-name="P11"><text:tab/>O sistema deve permitir a inserção, a edição, a visualização e a remoção de apenas Uma Casa no sistema.</text:p>
      <text:p text:style-name="P11"/>
      <text:p text:style-name="P9"><text:span text:style-name="T9">R/F02 – <text:s/>Manter Cômodo</text:span></text:p>
      <text:p text:style-name="P10">Prioridade:<text:span text:style-name="T6"> Alta</text:span>.</text:p>
      <text:p text:style-name="P11"><text:tab/>O sistema deve permitir a inserção, a edição, a visualização e a remoção de um cômodo da casa.</text:p>
      <text:p text:style-name="P11"/>
      <text:p text:style-name="P9"><text:span text:style-name="T9">R/F03 – Associar Cômodo a Casa</text:span></text:p>
      <text:p text:style-name="P10">Prioridade:<text:span text:style-name="T6"> Alta</text:span>.</text:p>
      <text:p text:style-name="P11"><text:tab/>O sistema deve permitir a associação de um ou mais Cômodos a Casa.</text:p>
      <text:p text:style-name="P11"/>
      <text:p text:style-name="P8"/>
      <text:p text:style-name="P9"><text:span text:style-name="T9">R/F04 – Manter Aparelho Doméstico</text:span></text:p>
      <text:p text:style-name="P10">Prioridade:<text:span text:style-name="T6"> Alta</text:span>.</text:p>
      <text:p text:style-name="P11"><text:tab/>O sistema deve permitir a inserção, a edição, a visualização e a remoção de umou mais Aparelhos Domésticos</text:p>
      <text:p text:style-name="P11"/>
      <text:p text:style-name="P9"><text:span text:style-name="T9">R/F05 – Associar Aparelho a Cômodo</text:span></text:p>
      <text:p text:style-name="P10">Prioridade:<text:span text:style-name="T6"> Alta</text:span>.</text:p>
      <text:p text:style-name="P11"><text:tab/>O sistema deve permitir a associação de qualquer Aparelho a um Cômodo.</text:p>
      <text:p text:style-name="P11"/>
      <text:p text:style-name="P9"><text:span text:style-name="T9">R/F06 – Ligar e Desligar Aparelho Doméstico</text:span></text:p>
      <text:p text:style-name="P10">Prioridade:<text:span text:style-name="T6"> Alta</text:span>.</text:p>
      <text:p text:style-name="P11"><text:tab/>O sistema deve permitir que qualquer Aparelho Doméstico possa ser ligado e desligado.</text:p>
      <text:p text:style-name="P11"/>
      <text:p text:style-name="P9"><text:span text:style-name="T9">R/F07 – Agendamento de Aparelho Doméstico</text:span></text:p>
      <text:p text:style-name="P10">Prioridade:<text:span text:style-name="T7"> Media</text:span>.</text:p>
      <text:p text:style-name="P11"><text:soft-page-break/><text:tab/>O sistema deve permitir o agendamento tanto do ligar quanto do desligar de qualquer Aparelho Doméstico.</text:p>
      <text:p text:style-name="P11"/>
      <text:p text:style-name="P9"><text:span text:style-name="T9">R/F08 – Relatório Aparelhos Domésticos Ligados e/ou Desligados</text:span></text:p>
      <text:p text:style-name="P10">Prioridade:<text:span text:style-name="T7"> Media</text:span><text:span text:style-name="T6">.</text:span></text:p>
      <text:p text:style-name="P11"><text:tab/>O sistema deve permitir a visualização de um ou todos os Aparelhos Domésticos que estão ligados e/ou desligados.</text:p>
      <text:p text:style-name="P11"/>
      <text:p text:style-name="P9"><text:span text:style-name="T9">R/F09 – Manter Lampada Eletrica</text:span></text:p>
      <text:p text:style-name="P10">Prioridade:<text:span text:style-name="T6"> Alta.</text:span></text:p>
      <text:p text:style-name="P11"><text:tab/>O sistema deve permitir a inserção, a edição, a visualização e a remoção de uma Lampada Eletrica.</text:p>
      <text:p text:style-name="P11"/>
      <text:p text:style-name="P9"><text:span text:style-name="T9">R/F10 – Associar Lampada Eletrica a Cômodo</text:span></text:p>
      <text:p text:style-name="P10">Prioridade:<text:span text:style-name="T6"> Alta.</text:span></text:p>
      <text:p text:style-name="P11"><text:tab/>O sistema deve permitir a associação de qualquer Lampada Eletrica a um Cômodo.</text:p>
      <text:p text:style-name="P11"/>
      <text:p text:style-name="P9"><text:span text:style-name="T9">R/F11 – Controle da Lampada Eletrica</text:span></text:p>
      <text:p text:style-name="P10">Prioridade:<text:span text:style-name="T6"> Alta</text:span>.</text:p>
      <text:p text:style-name="P11"><text:tab/>O sistema deve permitir que qualquer Lampada Eletrica possa: ser ligada ou desligada e sua intensidade pode ser controlada em níveis de acordo com a lâmpada.</text:p>
      <text:p text:style-name="P11"/>
      <text:p text:style-name="P9"><text:span text:style-name="T9">R/F12 – Agendamento da Lampada Eletrica</text:span></text:p>
      <text:p text:style-name="P10">Prioridade:<text:span text:style-name="T7"> Media</text:span>.</text:p>
      <text:p text:style-name="P11"><text:tab/>O sistema deve permitir o agendamento para ligar ou desligar a luz e também o agendamento do aumento ou da diminuição da intensidade da luz.</text:p>
      <text:p text:style-name="P11"/>
      <text:p text:style-name="P9"><text:span text:style-name="T9">R/F13 – Manter Portas e Janelas</text:span></text:p>
      <text:p text:style-name="P10">Prioridade:<text:span text:style-name="T6"> Alta</text:span>.</text:p>
      <text:p text:style-name="P11"><text:tab/>O sistema deve permitir à inserção, a edição, a visualização e a remoção de uma Porta e/ou Janela.</text:p>
      <text:p text:style-name="P9"><text:span text:style-name="T9">R/F14 – Associar Janela e Porta a um Cômodo</text:span></text:p>
      <text:p text:style-name="P10">Prioridade:<text:span text:style-name="T6"> Alta.</text:span></text:p>
      <text:p text:style-name="P11"><text:span text:style-name="T6"><text:tab/></text:span>O sistema deve permitir a associação de qualquer Porta e/ou Janela a um Cômodo.</text:p>
      <text:p text:style-name="P11"/>
      <text:p text:style-name="P9"><text:span text:style-name="T9">R/F15 – Travar e Destravar Janela e/ou Porta</text:span></text:p>
      <text:p text:style-name="P10"><text:soft-page-break/>Prioridade:<text:span text:style-name="T6"> Alta</text:span>.</text:p>
      <text:p text:style-name="P11"><text:tab/>O sistema deve permitir que qualquer janela e/ou Porta possa ser travada e destravada.</text:p>
      <text:p text:style-name="P11"/>
      <text:p text:style-name="P9"><text:span text:style-name="T9">R/F16 – Agendamento da Tranca de Janela e/ou Porta</text:span></text:p>
      <text:p text:style-name="P10">Prioridade:<text:span text:style-name="T7"> Media</text:span><text:span text:style-name="T6">.</text:span></text:p>
      <text:p text:style-name="P11"><text:span text:style-name="T6"><text:tab/></text:span>O sistema deve permitir o agendamento para que qualquer Janela e/ou Porta possa ser ou trancada ou destrancada.</text:p>
      <text:p text:style-name="P11"/>
      <text:p text:style-name="P9"><text:span text:style-name="T9">R/F17 – Relatório Portas e/ou Janelas Travadas e/ou Destravadas</text:span></text:p>
      <text:p text:style-name="P10">Prioridade:<text:span text:style-name="T7"> Media</text:span><text:span text:style-name="T6">.</text:span></text:p>
      <text:p text:style-name="P11"><text:span text:style-name="T9"><text:tab/></text:span>O sistema deve permitir a visualização de uma ou todas as Portas e/ou Janelas que estão Travadas e/ou Destravas.</text:p>
      <text:p text:style-name="P11"/>
      <text:p text:style-name="P9"><text:span text:style-name="T9">R/F18 – Abrir e Fechar Janela e/ou Porta</text:span></text:p>
      <text:p text:style-name="P10">Prioridade:<text:span text:style-name="T6"> Alta</text:span>.</text:p>
      <text:p text:style-name="P11"><text:tab/>O sistema deve permitir que qualquer janela e/ou Porta possa ser ou aberta ou Fechada.</text:p>
      <text:p text:style-name="P11"/>
      <text:p text:style-name="P9"><text:span text:style-name="T9">R/F19 – Agendamento de Janela e/ou Porta</text:span></text:p>
      <text:p text:style-name="P10">Prioridade:<text:span text:style-name="T7"> Media</text:span><text:span text:style-name="T6">.</text:span></text:p>
      <text:p text:style-name="P11"><text:span text:style-name="T6"><text:tab/></text:span>O sistema deve permitir o agendamento para que qualquer Janela e/ou Porta possa ser ou aberta ou fechada.</text:p>
      <text:p text:style-name="P11"/>
      <text:p text:style-name="P9"><text:span text:style-name="T9">R/F20 – Relatório Portas e/ou Janelas Abertas e/ou Fechadas</text:span></text:p>
      <text:p text:style-name="P10">Prioridade:<text:span text:style-name="T7"> Media</text:span><text:span text:style-name="T6">.</text:span></text:p>
      <text:p text:style-name="P11"><text:span text:style-name="T9"><text:tab/></text:span>O sistema deve permitir a visualização de uma ou todas as Portas e/ou Janelas que estão Abertas e/ou Fechadas.</text:p>
      <text:p text:style-name="P11"/>
      <text:p text:style-name="P11"/>
      <text:p text:style-name="P9"><text:span text:style-name="T9">R/F21 – Relatório de Consumo de Energia</text:span></text:p>
      <text:p text:style-name="P10">Prioridade:<text:span text:style-name="T6"> </text:span><text:span text:style-name="T8">Baixa</text:span>.</text:p>
      <text:p text:style-name="P11"><text:tab/>O sistema deve permitir a visualização de um relatório do Consumo de Energia de todos os Objetos do Sistema.</text:p>
      <text:p text:style-name="P9"/>
      <text:p text:style-name="P9"><text:span text:style-name="T9">R/F22 – Relatório de Durabilidade</text:span></text:p>
      <text:p text:style-name="P10">Prioridade:<text:span text:style-name="T6"> </text:span><text:span text:style-name="T8">Baixa</text:span>.</text:p>
      <text:p text:style-name="P11"><text:soft-page-break/><text:tab/>O sistema deve permitir a visualização de um relatório da Durabilidade de todos os Objetos do Sistema.</text:p>
      <text:p text:style-name="P11"/>
      <text:p text:style-name="P9"><text:span text:style-name="T9">R/F23 – Modo ecônomico de enegia</text:span></text:p>
      <text:p text:style-name="P10">Prioridade:<text:span text:style-name="T7"> </text:span><text:span text:style-name="T8">Baixa</text:span><text:span text:style-name="T6">.</text:span></text:p>
      <text:p text:style-name="P11"><text:span text:style-name="T6"><text:tab/></text:span>O sistema deve ter um modo econômico de energia que opina ou desliga Obejetos de Sistema que não estão em uso ou são desnecessários. Uma indicação de que o Objeto de Sistema pode entrar nesse modo é necessario durante sua inserção.</text:p>
      <text:p text:style-name="P11"/>
      <text:p text:style-name="P9"><text:span text:style-name="T9">R/F24 – Alerta de Mal Funcionamento</text:span></text:p>
      <text:p text:style-name="P10">Prioridade:<text:span text:style-name="T6"> Alta.</text:span></text:p>
      <text:p text:style-name="P11"><text:tab/>Todos os Objetos do Sistema devem conter mensagem de Mal Funcionamento de acordo com seus domínios específicos.</text:p>
      <text:p text:style-name="P11"/>
      <text:p text:style-name="P9"><text:span text:style-name="T9">R/F25 – Modo de segurança</text:span></text:p>
      <text:p text:style-name="P10">Prioridade:<text:span text:style-name="T7"> Media</text:span><text:span text:style-name="T6">.</text:span></text:p>
      <text:p text:style-name="P23">O sistema deve ter um modo de segurança que trava todas as portas, janelas e desliga todos os Objetos do Sistema.</text:p>
      <text:p text:style-name="P11"/>
      <text:p text:style-name="P9"><text:span text:style-name="T9">R/F26 – Usuários</text:span></text:p>
      <text:p text:style-name="P10">Prioridade:<text:span text:style-name="T6"> Alta</text:span>.</text:p>
      <text:p text:style-name="P11"><text:tab/>O sistema deve conter apenas dois tipos de usuários, o Administrador Principal e <text:s/><office:annotation><dc:date>0000-00-00T00:00:00</dc:date><text:p text:style-name="P35"><text:span text:style-name="T13">Poderia ter mais de um usuário. No ponto de vista de uma casa que abriga uma família, todos os membros podem controlar a casa.</text:span></text:p></office:annotation>Usuários Limitados.</text:p>
      <text:p text:style-name="P11"/>
      <text:p text:style-name="P12"/>
      <text:p text:style-name="P12"/>
      <text:p text:style-name="P9"><text:span text:style-name="T9">R/F27 – Log de uso do sistema</text:span></text:p>
      <text:p text:style-name="P10">Prioridade:<text:span text:style-name="T7"> </text:span><text:span text:style-name="T8">Baixa</text:span><text:span text:style-name="T6">.</text:span></text:p>
      <text:p text:style-name="P23">O sistema deve guardar todos os comandos dos usuários durante o uso.</text:p>
      <text:p text:style-name="P23"/>
      <text:p text:style-name="P9"><text:span text:style-name="T9">R/F28 – Manter Macro - Ações Personalizadas</text:span></text:p>
      <text:p text:style-name="P10">Prioridade:<text:span text:style-name="T7"> </text:span><text:span text:style-name="T8">Baixa</text:span><text:span text:style-name="T6">.</text:span></text:p>
      <text:p text:style-name="P23">O sistema deve possibilitar a criação, edição, remoção e visualização de ações personalizadas(Macros).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8"><text:span text:style-name="T5">4-Requisitos não funcionais</text:span></text:p>
          </table:table-cell>
        </table:table-row>
      </table:table>
      <text:p text:style-name="P1"/>
      <text:p text:style-name="P21">Esta seção do documento apresenta os requisitos não funcionais da aplicação e suas prioridades. As prioridades são três: <text:span text:style-name="T6">Alta</text:span> (essencial),<text:span text:style-name="T7"> Media</text:span> (relevante),<text:span text:style-name="T8"> Baixa</text:span> (desejável).</text:p>
      <text:p text:style-name="P1"/>
      <text:p text:style-name="P3"><text:span text:style-name="T9">R/NF01 - </text:span><text:span text:style-name="T10">Usuários</text:span><text:span text:style-name="T9"> Limitados</text:span></text:p>
      <text:p text:style-name="P2">Prioridade:<text:span text:style-name="T11"> </text:span><text:span text:style-name="T6">Alta</text:span>.</text:p>
      <text:p text:style-name="P21">Os <text:span text:style-name="T12">Usuários</text:span> devem ter um acesso limitado ao sistema, definido por niveis de acesso.</text:p>
      <text:p text:style-name="P14"/>
      <text:p text:style-name="P3"><text:span text:style-name="T9">R/NF02 - Envio de Mensagens - Modo de Segurança</text:span></text:p>
      <text:p text:style-name="P2">Prioridade:<text:span text:style-name="T11"> </text:span><text:span text:style-name="T6">Alta</text:span>.</text:p>
      <text:p text:style-name="P21">Quando o Modo de Segurança for ativado, o administrador deve receber um e-mail, alertando o ativamento do Modo.</text:p>
      <text:p text:style-name="P15"/>
      <text:p text:style-name="P16"/>
      <text:p text:style-name="P13"/>
      <text:p text:style-name="P13"/>
      <text:p text:style-name="P13"/>
      <text:p text:style-name="P25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8"><text:span text:style-name="T5">5-Glossário</text:span></text:p>
          </table:table-cell>
        </table:table-row>
      </table:table>
      <text:list xml:id="list1976346490333386070" text:style-name="LS1">
        <text:list-item>
          <text:p text:style-name="P32">Objetos do Sistema → Lampada Eletrica, Aparelhos Domésticos, Portas e Janelas.</text:p>
        </text:list-item>
        <text:list-item>
          <text:p text:style-name="P32">Administrador Principal → é a conta que terá todo o controle do sistema.</text:p>
        </text:list-item>
        <text:list-item>
          <text:p text:style-name="P32">Usuário Limitado → é a conta de usuário que só pode Visualizar, Ligar e Desligar, Abrir e Fechar, Trancar e Destrancar, os Objetos do Sistema.</text:p>
        </text:list-item>
        <text:list-item>
          <text:p text:style-name="P32">Nivel Baixo de Acesso -&gt; Poder: abrir e fechar porta</text:p>
        </text:list-item>
        <text:list-item>
          <text:p text:style-name="P32">Ações personalizadas ou Macros -&gt; consiste em um conjunto de ação, ou conjuntos de funções ou agendamentos de funções, onde, de forma mais pratica o usuário consegue <text:s/>personalizar as ações da cas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212cm" style:contextual-spacing="false" fo:line-height="100%" fo:break-before="auto" fo:break-after="auto" style:writing-mode="lr-tb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Subtitle" style:family="paragraph" style:parent-style-name="Standard" style:class="chapter">
      <style:paragraph-properties fo:margin-top="0.423cm" fo:margin-bottom="0.212cm" style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4pt" fo:font-style="italic" style:font-name-asian="Arial" style:font-family-asian="Arial" style:font-family-generic-asian="swiss" style:font-pitch-asian="variable" style:font-size-asian="14pt" style:font-style-asian="italic" style:font-name-complex="Arial" style:font-family-complex="Arial" style:font-family-generic-complex="swiss" style:font-pitch-complex="variable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fo:color="#000000" style:text-line-through-styl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1">
        <style:list-level-properties text:space-before="1.905cm"/>
      </text:list-level-style-number>
      <text:list-level-style-number text:level="3" text:style-name="List1Level2" style:num-suffix="." style:num-format="1">
        <style:list-level-properties text:space-before="3.493cm"/>
      </text:list-level-style-number>
      <text:list-level-style-number text:level="4" text:style-name="List1Level3" style:num-suffix="." style:num-format="1">
        <style:list-level-properties text:space-before="4.445cm"/>
      </text:list-level-style-number>
      <text:list-level-style-number text:level="5" text:style-name="List1Level4" style:num-suffix="." style:num-format="1">
        <style:list-level-properties text:space-before="5.715cm"/>
      </text:list-level-style-number>
      <text:list-level-style-number text:level="6" text:style-name="List1Level5" style:num-suffix="." style:num-format="1">
        <style:list-level-properties text:space-before="7.303cm"/>
      </text:list-level-style-number>
      <text:list-level-style-number text:level="7" text:style-name="List1Level6" style:num-suffix="." style:num-format="1">
        <style:list-level-properties text:space-before="8.255cm"/>
      </text:list-level-style-number>
      <text:list-level-style-number text:level="8" text:style-name="List1Level7" style:num-suffix="." style:num-format="1">
        <style:list-level-properties text:space-before="9.525cm"/>
      </text:list-level-style-number>
      <text:list-level-style-number text:level="9" text:style-name="List1Level8" style:num-suffix="." style:num-format="1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P2" style:family="paragraph" style:parent-style-name="Standard">
      <style:paragraph-properties fo:line-height="100%" fo:break-before="auto" fo:break-after="auto" style:writing-mode="lr-tb"/>
    </style:style>
    <style:style style:name="MP3" style:family="paragraph" style:parent-style-name="Standard">
      <style:paragraph-properties fo:line-height="100%" fo:text-align="end" style:justify-single-word="false" fo:break-before="auto" fo:break-after="auto" style:writing-mode="lr-tb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751cm" style:dynamic-spacing="true"/>
      </style:header-style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>
      <style:header>
        <text:p text:style-name="MP1">Documento de Requisitos</text:p>
        <text:p text:style-name="MP2">Projeto: Minha Casa</text:p>
      </style:header>
      <style:footer>
        <text:p text:style-name="MP3">06/01/2013</text:p>
        <text:p text:style-name="MP3">DocumentosdeRequisitos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Lowe </dc:creator>
    <meta:editing-cycles>2</meta:editing-cycles>
    <dc:date>2014-01-17T14:22:01.804296255</dc:date>
    <meta:editing-duration>P0D</meta:editing-duration>
    <meta:document-statistic meta:table-count="7" meta:image-count="0" meta:object-count="0" meta:page-count="9" meta:paragraph-count="145" meta:word-count="1148" meta:character-count="7275" meta:non-whitespace-character-count="6218"/>
  </office:meta>
</office:document-meta>
</file>